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22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MAMANI TECSI, OLIMP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7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FRANCO NINA, LUIS ANGEL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MAMANI TECSI OLIMPI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3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428954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011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7:05 A.M.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21:55:10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